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2d2f"/>
    </style:style>
    <style:style style:name="P2" style:family="paragraph" style:parent-style-name="Standard">
      <style:paragraph-properties fo:text-align="justify" style:justify-single-word="false"/>
      <style:text-properties fo:font-weight="normal" officeooo:paragraph-rsid="0015e23d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548e0" officeooo:paragraph-rsid="001e97f6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548e0" officeooo:paragraph-rsid="0027ce1b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327a1" officeooo:paragraph-rsid="00277a9f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1e97f6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27ce1b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ff0000" loext:opacity="100%" fo:font-weight="normal" officeooo:rsid="001fa85a" officeooo:paragraph-rsid="001fa85a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ff0000" loext:opacity="100%" fo:font-weight="normal" officeooo:rsid="001fa85a" officeooo:paragraph-rsid="0027ce1b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ff0000" loext:opacity="100%" fo:font-weight="normal" officeooo:rsid="001fa85a" officeooo:paragraph-rsid="001fa85a" fo:background-color="#ffff00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800080" loext:opacity="100%" fo:font-weight="bold" officeooo:rsid="001fa85a" officeooo:paragraph-rsid="001fa85a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800080" loext:opacity="100%" fo:font-weight="bold" officeooo:rsid="001fa85a" officeooo:paragraph-rsid="0027ce1b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800080" loext:opacity="100%" fo:font-weight="bold" officeooo:rsid="002a95ef" officeooo:paragraph-rsid="002a95ef" fo:background-color="#ffff00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800080" loext:opacity="100%" fo:font-weight="bold" officeooo:rsid="002af43c" officeooo:paragraph-rsid="002af43c" fo:background-color="#ffff00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2a6099" loext:opacity="100%" fo:font-weight="bold" officeooo:rsid="00277a9f" officeooo:paragraph-rsid="00277a9f" style:font-weight-asian="bold" style:font-weight-complex="bold"/>
    </style:style>
    <style:style style:name="P17" style:family="paragraph" style:parent-style-name="Standard" style:list-style-name="WWNum1">
      <style:paragraph-properties fo:text-align="justify" style:justify-single-word="false" style:writing-mode="lr-tb"/>
      <style:text-properties fo:color="#000000" loext:opacity="100%" officeooo:paragraph-rsid="00277a9f"/>
    </style:style>
    <style:style style:name="P18" style:family="paragraph" style:parent-style-name="Standard" style:list-style-name="WWNum1">
      <style:paragraph-properties fo:text-align="justify" style:justify-single-word="false" style:writing-mode="lr-tb"/>
      <style:text-properties fo:color="#000000" loext:opacity="100%" officeooo:paragraph-rsid="0015e23d"/>
    </style:style>
    <style:style style:name="P19" style:family="paragraph" style:parent-style-name="Standard" style:list-style-name="WWNum1">
      <style:paragraph-properties fo:text-align="justify" style:justify-single-word="false" style:writing-mode="lr-tb"/>
      <style:text-properties officeooo:paragraph-rsid="0015e23d"/>
    </style:style>
    <style:style style:name="P20" style:family="paragraph" style:parent-style-name="Standard" style:list-style-name="WWNum1">
      <style:paragraph-properties fo:text-align="start" style:justify-single-word="false" style:writing-mode="lr-tb"/>
      <style:text-properties officeooo:paragraph-rsid="0015e23d"/>
    </style:style>
    <style:style style:name="P21" style:family="paragraph" style:parent-style-name="Standard" style:list-style-name="WWNum1">
      <style:paragraph-properties fo:text-align="start" style:justify-single-word="false" style:writing-mode="lr-tb"/>
      <style:text-properties officeooo:paragraph-rsid="001fa85a"/>
    </style:style>
    <style:style style:name="P22" style:family="paragraph" style:parent-style-name="Standard" style:list-style-name="WWNum1">
      <style:paragraph-properties fo:text-align="start" style:justify-single-word="false" style:writing-mode="lr-tb"/>
      <style:text-properties fo:font-weight="bold" officeooo:paragraph-rsid="001fa85a" style:font-weight-asian="bold" style:font-weight-complex="bold"/>
    </style:style>
    <style:style style:name="P23" style:family="paragraph" style:parent-style-name="Standard" style:list-style-name="WWNum1">
      <style:paragraph-properties fo:text-align="start" style:justify-single-word="false" style:writing-mode="lr-tb"/>
      <style:text-properties fo:font-weight="bold" officeooo:rsid="0015241b" officeooo:paragraph-rsid="001fa85a" style:font-weight-asian="bold" style:font-weight-complex="bold"/>
    </style:style>
    <style:style style:name="P24" style:family="paragraph" style:parent-style-name="Standard" style:list-style-name="WWNum1">
      <style:paragraph-properties fo:text-align="start" style:justify-single-word="false" style:writing-mode="lr-tb"/>
      <style:text-properties fo:font-weight="bold" officeooo:rsid="001327a1" officeooo:paragraph-rsid="001fa85a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0092d2f"/>
    </style:style>
    <style:style style:name="P26" style:family="paragraph" style:parent-style-name="Standard">
      <style:paragraph-properties fo:text-align="justify" style:justify-single-word="false"/>
      <style:text-properties fo:color="#ff0000" loext:opacity="100%" fo:font-weight="normal" officeooo:rsid="001fa85a" officeooo:paragraph-rsid="001fa85a" fo:background-color="transparent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officeooo:rsid="002160fc" officeooo:paragraph-rsid="002d8dc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8dce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officeooo:rsid="0015e23d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23dd86" fo:background-color="#ffff00" loext:char-shading-value="0"/>
    </style:style>
    <style:style style:name="T9" style:family="text">
      <style:text-properties officeooo:rsid="002866a9" fo:background-color="#ffff00" loext:char-shading-value="0"/>
    </style:style>
    <style:style style:name="T10" style:family="text">
      <style:text-properties officeooo:rsid="00277a9f" fo:background-color="#ffff00" loext:char-shading-value="0"/>
    </style:style>
    <style:style style:name="T11" style:family="text">
      <style:text-properties officeooo:rsid="001fa85a"/>
    </style:style>
    <style:style style:name="T12" style:family="text">
      <style:text-properties officeooo:rsid="0022f901"/>
    </style:style>
    <style:style style:name="T13" style:family="text">
      <style:text-properties officeooo:rsid="00202ad3"/>
    </style:style>
    <style:style style:name="T14" style:family="text">
      <style:text-properties officeooo:rsid="00270140"/>
    </style:style>
    <style:style style:name="T15" style:family="text">
      <style:text-properties officeooo:rsid="00277a9f"/>
    </style:style>
    <style:style style:name="T16" style:family="text">
      <style:text-properties officeooo:rsid="0027ce1b"/>
    </style:style>
    <style:style style:name="T17" style:family="text">
      <style:text-properties officeooo:rsid="0028a3c6"/>
    </style:style>
    <style:style style:name="T18" style:family="text">
      <style:text-properties officeooo:rsid="002af43c"/>
    </style:style>
    <style:style style:name="T19" style:family="text">
      <style:text-properties officeooo:rsid="002d8d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USA</text:p>
      <text:p text:style-name="P6"/>
      <text:p text:style-name="P5">Abu-Ali <text:span text:style-name="T15">et al., </text:span>2018 - Mehta <text:span text:style-name="T15">et al., </text:span>2018. PRJ<text:span text:style-name="T11">EB6070</text:span><text:span text:style-name="T1">:</text:span></text:p>
      <text:p text:style-name="P2"/>
      <text:list xml:id="list2189906024" text:style-name="WWNum1">
        <text:list-item>
          <text:p text:style-name="P17"><text:span text:style-name="T3">Reference</text:span>: Abu-Ali, G. S., Mehta, R. S., Lloyd-Price, J., Mallick, H., Branck, T., Ivey, K. L., ... &amp; Huttenhower, C. (2018). Metatranscriptome of human faecal microbial communities in a cohort of adult men. Nature microbiology, 3(3), 356-366. <text:a xlink:type="simple" xlink:href="https://doi.org/10.1038%2Fs41564-017-0084-4" text:style-name="Internet_20_link" text:visited-style-name="Visited_20_Internet_20_Link">https://doi.org/10.1038%2Fs41564-017-0084-4</text:a></text:p>
          <text:p text:style-name="P17"/>
        </text:list-item>
        <text:list-item>
          <text:p text:style-name="P17"><text:span text:style-name="T15">Reference: </text:span>Mehta, R. S., Abu-Ali, G. S., Drew, D. A., Lloyd-Price, J., Subramanian, A., Lochhead, P., ... &amp; Chan, A. T. (2018). Stability of the human faecal microbiome in a cohort of adult men. Nature microbiology, 3(3), 347-355.</text:p>
          <text:p text:style-name="P18"><text:a xlink:type="simple" xlink:href="https://doi.org/10.1038/s41564-017-0096-0" text:style-name="Internet_20_link" text:visited-style-name="Visited_20_Internet_20_Link">https://doi.org/10.1038/s41564-017-0096-0</text:a></text:p>
          <text:p text:style-name="P19"/>
        </text:list-item>
        <text:list-item>
          <text:p text:style-name="P20"><text:span text:style-name="T3">Description</text:span>: </text:p>
          <text:list>
            <text:list-item>
              <text:p text:style-name="P20"><text:span text:style-name="T1">Tipo Dataset</text:span>: Poblacional.</text:p>
            </text:list-item>
            <text:list-item>
              <text:p text:style-name="P20"><text:span text:style-name="T1">Estado Individuos</text:span>: <text:span text:style-name="T15">Healthy</text:span></text:p>
            </text:list-item>
            <text:list-item>
              <text:p text:style-name="P20"><text:span text:style-name="T1">Antes Filtros</text:span>:</text:p>
              <text:list>
                <text:list-item>
                  <text:p text:style-name="P20"><text:span text:style-name="T1">N.º Muestras=Nº Individuos</text:span>: <text:span text:style-name="T16">No</text:span> (<text:span text:style-name="T14">2598</text:span> muestras/<text:span text:style-name="T14">308</text:span> individuos).</text:p>
                </text:list-item>
                <text:list-item>
                  <text:p text:style-name="P20"><text:span text:style-name="T5">N.º FASTQs=N.º SampleAccessions</text:span>: <text:span text:style-name="T16">No</text:span> (<text:span text:style-name="T14">1307 SINGLE - 1291</text:span> PAIRED/ <text:span text:style-name="T14">1307</text:span> SampleAccessions).</text:p>
                </text:list-item>
              </text:list>
            </text:list-item>
            <text:list-item>
              <text:p text:style-name="P22">Después Filtros <text:span text:style-name="T6">(</text:span><text:span text:style-name="T8">Filtrado de l</text:span><text:span text:style-name="T9">os que son </text:span><text:span text:style-name="T10">DNA y los SINGLE que no aparecen en el paquete de R</text:span><text:span text:style-name="T6">)</text:span>:</text:p>
              <text:list>
                <text:list-item>
                  <text:p text:style-name="P21"><text:span text:style-name="T1">N.º Muestras=Nº Individuos</text:span>: <text:span text:style-name="T13">No</text:span> (<text:span text:style-name="T16">929</text:span> muestras/ <text:span text:style-name="T14">308</text:span><text:span text:style-name="T12"> </text:span>individuos).</text:p>
                </text:list-item>
                <text:list-item>
                  <text:p text:style-name="P23"><text:span text:style-name="T4">N.º FASTQs=N.º SampleAccessions</text:span>: <text:span text:style-name="T16">Si</text:span> (<text:span text:style-name="T16">16 SINGLE - 913</text:span><text:span text:style-name="T12"> </text:span>PAIRED/ <text:span text:style-name="T16">929</text:span><text:span text:style-name="T12"> </text:span>SampleAccessions).</text:p>
                </text:list-item>
              </text:list>
            </text:list-item>
            <text:list-item>
              <text:p text:style-name="P24">Particularidades Procesado: No. </text:p>
            </text:list-item>
          </text:list>
        </text:list-item>
      </text:list>
      <text:p text:style-name="P1"/>
      <text:p text:style-name="P1"/>
      <text:p text:style-name="P27">No se utilizaron réplicas técnicas o biológicas formales, aunque los participantes proporcionaron hasta 4 muestras de heces a lo largo del estudio. <text:span text:style-name="T15">En los métodos indicaban que eran adultos entre 52-81, pero se concluyó que ese caso era para las cohortes más antiguas, para el presente estudio se seleccionaron 308 individuos todos Elder, hombres y sanos. En este estudio realizamos </text:span><text:span text:style-name="T17">un </text:span><text:span text:style-name="T18">primer </text:span><text:span text:style-name="T17">filtrado</text:span><text:span text:style-name="T15"> <text:s/></text:span><text:span text:style-name="T17">de</text:span><text:span text:style-name="T15"> las muestras de transcriptómica que estaban identificadas como RNA. </text:span><text:span text:style-name="T18">Posteriormente, </text:span><text:span text:style-name="T15"><text:s/></text:span><text:span text:style-name="T18">se observó que habían</text:span><text:span text:style-name="T15"> muestras </text:span><text:span text:style-name="T19">que presentaban archivos tanto SINGLE como PAIRED, siendo estos últimos los que tenían mayor número de lecturas, por lo que se filtraron esos SINGLE</text:span><text:span text:style-name="T15">. </text:span><text:span text:style-name="T19">Sin embargo,</text:span><text:span text:style-name="T15"> </text:span><text:span text:style-name="T19">había 16</text:span><text:span text:style-name="T15"> muestras SINGLE con sample_accessions únicos, </text:span><text:span text:style-name="T19">por lo que estas</text:span><text:span text:style-name="T15"> se mantuvieron en la tabla de metadatos final (SAMN06164419, SAMN06164543, SAMN06164789, SAMN06164814, SAMN06164857, SAMN06164933, SAMN06164976, SAMN06165023, SAMN06165041, SAMN06165070, SAMN06165089, SAMN06165093, SAMN06165183, SAMN06165190, SAMN06165270, SAMN06165315). </text:span></text:p>
      <text:p text:style-name="P27"/>
      <text:p text:style-name="P27"><text:span text:style-name="T19">Después de hacer una revisión de los conteos de las lecturas, se vio que las muestras PAIRED que estaban subidas a ENA eran las crudas, pero las 16 SINGLE y las SINGLE que emparejaban con las demás PAIRED habían sido sometidas a un control de calidad, ya que en los nombres de los archivos originales se llamaban “10391948_SF07.dna.</text:span><text:span text:style-name="T2">bam_filtered.fastq.fastq.gz</text:span><text:span text:style-name="T19">”. Igualmente esas 16 muestras se incluirán en el análisis, ya que al sumarlas a las PAIRED se obtiene el número total de muestras que indicaban en el artículo para los 308 individuos. </text:span></text:p>
      <text:p text:style-name="P1"/>
      <text:p text:style-name="P1"/>
      <text:p text:style-name="P3"><text:span text:style-name="T7">Script CHECK</text:span>:</text:p>
      <text:p text:style-name="P3"/>
      <text:p text:style-name="P3"><text:soft-page-break/></text:p>
      <text:p text:style-name="P14">PRIMER FILTRADO</text:p>
      <text:p text:style-name="P3"/>
      <text:p text:style-name="P12">Pre-filter</text:p>
      <text:p text:style-name="P3"/>
      <text:p text:style-name="P7">1) Number of run_accessions: 2598</text:p>
      <text:p text:style-name="P7">2) Number of unique sample_accessions: 1307</text:p>
      <text:p text:style-name="P7">3) Number of unique sample_aliases: 1307</text:p>
      <text:p text:style-name="P7">4) Appearances per scientific_name(tax_id):</text:p>
      <text:p text:style-name="P7"><text:s text:c="15"/>unique_values <text:s/>counts</text:p>
      <text:p text:style-name="P7">human gut metagenome(408170) <text:s text:c="3"/>2598</text:p>
      <text:p text:style-name="P7">5) Appearances per instrument_model(instrument_platform):</text:p>
      <text:p text:style-name="P7"><text:s text:c="16"/>unique_values <text:s/>counts</text:p>
      <text:p text:style-name="P7">Illumina HiSeq 2000(ILLUMINA) <text:s text:c="3"/>2598</text:p>
      <text:p text:style-name="P7">6) Appearances per library_layout:</text:p>
      <text:p text:style-name="P7">unique_values <text:s/>counts</text:p>
      <text:p text:style-name="P7"><text:s text:c="7"/>SINGLE <text:s text:c="3"/>1307</text:p>
      <text:p text:style-name="P7"><text:s text:c="7"/>PAIRED <text:s text:c="3"/>1291</text:p>
      <text:p text:style-name="P7">7) Appearances per library_strategy+library_source:</text:p>
      <text:p text:style-name="P7"><text:s text:c="2"/>unique_values <text:s/>counts</text:p>
      <text:p text:style-name="P7">WGS+METAGENOMIC <text:s text:c="3"/>2598</text:p>
      <text:p text:style-name="P7"/>
      <text:p text:style-name="P7"/>
      <text:p text:style-name="P12">Post-filter</text:p>
      <text:p text:style-name="P12"/>
      <text:p text:style-name="P9">1) Number of run_accessions: 1842</text:p>
      <text:p text:style-name="P9">2) Number of unique sample_accessions: 929</text:p>
      <text:p text:style-name="P9">3) Number of unique sample_aliases: 929</text:p>
      <text:p text:style-name="P9">4) Appearances per scientific_name(tax_id):</text:p>
      <text:p text:style-name="P9"><text:s text:c="15"/>unique_values <text:s/>counts</text:p>
      <text:p text:style-name="P9">human gut metagenome(408170) <text:s text:c="3"/>1842</text:p>
      <text:p text:style-name="P9">5) Appearances per instrument_model(instrument_platform):</text:p>
      <text:p text:style-name="P9"><text:s text:c="16"/>unique_values <text:s/>counts</text:p>
      <text:p text:style-name="P9">Illumina HiSeq 2000(ILLUMINA) <text:s text:c="3"/>1842</text:p>
      <text:p text:style-name="P9">6) Appearances per library_layout:</text:p>
      <text:p text:style-name="P9">unique_values <text:s/>counts</text:p>
      <text:p text:style-name="P9"><text:s text:c="7"/>SINGLE <text:s text:c="4"/>929</text:p>
      <text:p text:style-name="P9"><text:s text:c="7"/>PAIRED <text:s text:c="4"/>913</text:p>
      <text:p text:style-name="P9">7) Appearances per library_strategy+library_source:</text:p>
      <text:p text:style-name="P9"><text:s text:c="2"/>unique_values <text:s/>counts</text:p>
      <text:p text:style-name="P9">WGS+METAGENOMIC <text:s text:c="3"/>1842</text:p>
      <text:p text:style-name="P9"/>
      <text:p text:style-name="P9"/>
      <text:p text:style-name="P15">SEGUNDO FILTRADO</text:p>
      <text:p text:style-name="P4"/>
      <text:p text:style-name="P8"/>
      <text:p text:style-name="P13">P<text:span text:style-name="T16">re</text:span>-filter</text:p>
      <text:p text:style-name="P13"/>
      <text:p text:style-name="P10">1) Number of run_accessions: 1842</text:p>
      <text:p text:style-name="P10">2) Number of unique sample_accessions: 929</text:p>
      <text:p text:style-name="P10">3) Number of unique sample_aliases: 929</text:p>
      <text:p text:style-name="P10">4) Appearances per scientific_name(tax_id):</text:p>
      <text:p text:style-name="P10"><text:soft-page-break/><text:s text:c="15"/>unique_values <text:s/>counts</text:p>
      <text:p text:style-name="P10">human gut metagenome(408170) <text:s text:c="3"/>1842</text:p>
      <text:p text:style-name="P10">5) Appearances per instrument_model(instrument_platform):</text:p>
      <text:p text:style-name="P10"><text:s text:c="16"/>unique_values <text:s/>counts</text:p>
      <text:p text:style-name="P10">Illumina HiSeq 2000(ILLUMINA) <text:s text:c="3"/>1842</text:p>
      <text:p text:style-name="P10">6) Appearances per library_layout:</text:p>
      <text:p text:style-name="P10">unique_values <text:s/>counts</text:p>
      <text:p text:style-name="P10"><text:s text:c="7"/>SINGLE <text:s text:c="4"/>929</text:p>
      <text:p text:style-name="P10"><text:s text:c="7"/>PAIRED <text:s text:c="4"/>913</text:p>
      <text:p text:style-name="P10">7) Appearances per library_strategy+library_source:</text:p>
      <text:p text:style-name="P10"><text:s text:c="2"/>unique_values <text:s/>counts</text:p>
      <text:p text:style-name="P10">WGS+METAGENOMIC <text:s text:c="3"/>1842</text:p>
      <text:p text:style-name="P10"/>
      <text:p text:style-name="P4"/>
      <text:p text:style-name="P13">P<text:span text:style-name="T16">ost</text:span>-filter</text:p>
      <text:p text:style-name="P9"/>
      <text:p text:style-name="P9">1) Number of run_accessions: 929</text:p>
      <text:p text:style-name="P9">2) Appearances per scientific_name(tax_id):</text:p>
      <text:p text:style-name="P9"><text:s text:c="15"/>unique_values <text:s/>counts</text:p>
      <text:p text:style-name="P9">human gut metagenome(408170) <text:s text:c="4"/>929</text:p>
      <text:p text:style-name="P9">3) Appearances per instrument_model(instrument_platform):</text:p>
      <text:p text:style-name="P9"><text:s text:c="16"/>unique_values <text:s/>counts</text:p>
      <text:p text:style-name="P9">Illumina HiSeq 2000(ILLUMINA) <text:s text:c="4"/>929</text:p>
      <text:p text:style-name="P9">4) Appearances per library_layout:</text:p>
      <text:p text:style-name="P26">unique_values <text:s/>counts</text:p>
      <text:p text:style-name="P11"><text:s text:c="7"/>PAIRED <text:s text:c="4"/>913</text:p>
      <text:p text:style-name="P11"><text:s text:c="7"/>SINGLE <text:s text:c="5"/>16</text:p>
      <text:p text:style-name="P9">5) Appearances per library_strategy+library_source:</text:p>
      <text:p text:style-name="P9"><text:s text:c="2"/>unique_values <text:s/>counts</text:p>
      <text:p text:style-name="P9">WGS+METAGENOMIC <text:s text:c="4"/>929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0:03:48.262176045</meta:creation-date>
    <meta:generator>LibreOffice/7.3.7.2$Linux_X86_64 LibreOffice_project/30$Build-2</meta:generator>
    <dc:date>2023-03-16T11:04:36.556994173</dc:date>
    <meta:editing-duration>PT5H7M30S</meta:editing-duration>
    <meta:editing-cycles>19</meta:editing-cycles>
    <meta:document-statistic meta:table-count="0" meta:image-count="0" meta:object-count="0" meta:page-count="3" meta:paragraph-count="88" meta:word-count="619" meta:character-count="4923" meta:non-whitespace-character-count="4125"/>
  </office:meta>
</office:document-meta>
</file>